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5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ff"/>
    </style:style>
    <style:style style:name="ce2" style:family="table-cell" style:parent-style-name="Default">
      <style:text-properties style:use-window-font-color="true" style:font-name="Times New Roman" fo:font-size="13pt" style:font-name-asian="Times New Roman" style:font-size-asian="13pt" style:language-asian="en" style:country-asian="IN" style:font-name-complex="DejaVu Sans" style:font-size-complex="6.80000019073486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untry="IN" style:letter-kerning="true" style:country-asian="IN" style:font-name-asian="Times New Roman" style:font-size-asian="13pt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23.65mm" svg:height="128.03mm" svg:x="0mm" svg:y="50.99mm">
            <loext:p draw:notify-on-update-of-ranges="Sheet1.A5:Sheet1.A10 Sheet1.A4:Sheet1.A4 Sheet1.A5:Sheet1.A10 Sheet1.A5:Sheet1.A10 Sheet1.B4:Sheet1.B4 Sheet1.B5:Sheet1.B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<text:span text:style-name="T1">7) Create a bar graph to depict the number of applications for each year [All]</text:span></text:p>
          </table:table-cell>
          <table:table-cell table:style-name="ce1"/>
        </table:table-row>
        <table:table-row table:style-name="ro1"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Number of Applications For Each Year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58767" calcext:value-type="float">
            <text:p>35876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15607" calcext:value-type="float">
            <text:p>41560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42114" calcext:value-type="float">
            <text:p>44211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19427" calcext:value-type="float">
            <text:p>51942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8727" calcext:value-type="float">
            <text:p>61872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47803" calcext:value-type="float">
            <text:p>6478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20:23:58.335658355</meta:creation-date>
    <dc:date>2017-12-29T20:35:22.803450312</dc:date>
    <meta:editing-duration>PT1M23S</meta:editing-duration>
    <meta:editing-cycles>2</meta:editing-cycles>
    <meta:generator>LibreOffice/5.1.6.2$Linux_X86_64 LibreOffice_project/10m0$Build-2</meta:generator>
    <meta:document-statistic meta:table-count="1" meta:cell-count="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366cm" svg:height="12.804cm" xlink:href=".." xlink:type="simple" chart:class="chart:bar" chart:style-name="ch1">
        <chart:title svg:x="7.356cm" svg:y="0.392cm" chart:style-name="ch2">
          <text:p>Number of Applications For Each Year</text:p>
        </chart:title>
        <chart:plot-area chart:style-name="ch3" table:cell-range-address="Sheet1.A4:Sheet1.B10" chart:data-source-has-labels="both" svg:x="1.458cm" svg:y="1.427cm" svg:width="20.461cm" svg:height="10.14cm">
          <chartooo:coordinate-region svg:x="2.45cm" svg:y="1.427cm" svg:width="18.912cm" svg:height="9.493cm"/>
          <chart:axis chart:dimension="x" chart:name="primary-x" chart:style-name="ch4" chartooo:axis-type="auto">
            <chartooo:date-scale/>
            <chart:title svg:x="0.451cm" svg:y="6.872cm" chart:style-name="ch5">
              <text:p>Year</text:p>
            </chart:title>
            <chart:categories table:cell-range-address="Sheet1.A5:Sheet1.A10"/>
          </chart:axis>
          <chart:axis chart:dimension="y" chart:name="primary-y" chart:style-name="ch6">
            <chart:title svg:x="8.734cm" svg:y="11.823cm" chart:style-name="ch7">
              <text:p>Number Applications For All Case Status</text:p>
            </chart:title>
            <chart:grid chart:style-name="ch8" chart:class="major"/>
          </chart:axis>
          <chart:series chart:style-name="ch9" chart:values-cell-range-address="Sheet1.A5:Sheet1.A10" chart:label-cell-address="Sheet1.A4:Sheet1.A4" chart:class="chart:bar">
            <chart:data-point chart:repeated="6"/>
            <loext:propertry-mapping loext:property="BorderColor" loext:cell-range-address="Sheet1.A5:Sheet1.A10"/>
          </chart:series>
          <chart:series chart:style-name="ch10" chart:values-cell-range-address="Sheet1.B5:Sheet1.B10" chart:label-cell-address="Sheet1.B4:Sheet1.B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ear</text:p>
                <draw:g>
                  <svg:desc>Sheet1.A4:Sheet1.A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Number of Applications For Each Year</text:p>
                <draw:g>
                  <svg:desc>Sheet1.B4:Sheet1.B4</svg:desc>
                </draw:g>
              </table:table-cell>
            </table:table-row>
          </table:table-header-rows>
          <table:table-rows>
            <table:table-row>
              <table:table-cell office:value-type="float" office:value="2011">
                <text:p>2011</text:p>
                <draw:g>
                  <svg:desc>Sheet1.A5:Sheet1.A10</svg:desc>
                </draw:g>
              </table:table-cell>
              <table:table-cell office:value-type="float" office:value="2011">
                <text:p>2011</text:p>
                <draw:g>
                  <svg:desc>Sheet1.A5:Sheet1.A10</svg:desc>
                </draw:g>
              </table:table-cell>
              <table:table-cell office:value-type="float" office:value="2011">
                <text:p>2011</text:p>
                <draw:g>
                  <svg:desc>Sheet1.A5:Sheet1.A10</svg:desc>
                </draw:g>
              </table:table-cell>
              <table:table-cell office:value-type="float" office:value="358767">
                <text:p>358767</text:p>
                <draw:g>
                  <svg:desc>Sheet1.B5:Sheet1.B10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415607">
                <text:p>415607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442114">
                <text:p>44211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519427">
                <text:p>51942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618727">
                <text:p>618727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647803">
                <text:p>6478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